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504cm" fo:min-width="7.34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504cm" fo:min-width="2.35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504cm" fo:min-width="2.353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6cm" fo:min-width="10.964cm"/>
    </style:style>
    <style:style style:name="gr7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cm" fo:min-width="3.579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7.845cm" svg:height="3.754cm" svg:x="1cm" svg:y="5.517cm">
          <text:p text:style-name="P1">Tokenmaschin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" draw:id="id1" draw:layer="layout" svg:width="2.852cm" svg:height="3.754cm" svg:x="12.411cm" svg:y="5.517cm">
          <text:p text:style-name="P1">FU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852cm" svg:height="3.754cm" svg:x="18.116cm" svg:y="5.517cm">
          <text:p text:style-name="P1">FU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2.853cm" svg:height="3.754cm" svg:x="25.247cm" svg:y="5.517cm">
          <text:p text:style-name="P1">FU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0.968cm" svg:y1="7.394cm" svg:x2="25.247cm" svg:y2="7.394cm">
          <text:p/>
        </draw:line>
        <draw:connector draw:style-name="gr5" draw:text-style-name="P2" draw:layer="layout" svg:x1="13.837cm" svg:y1="2.662cm" svg:x2="13.837cm" svg:y2="5.517cm" draw:end-shape="id1" draw:end-glue-point="0" svg:d="M13837 2662v2855" svg:viewBox="0 0 1 2856">
          <text:p/>
        </draw:connector>
        <draw:connector draw:style-name="gr5" draw:text-style-name="P2" draw:layer="layout" svg:x1="19.399cm" svg:y1="2.702cm" svg:x2="19.399cm" svg:y2="5.554cm" svg:d="M19399 2702v2852" svg:viewBox="0 0 1 2853">
          <text:p/>
        </draw:connector>
        <draw:connector draw:style-name="gr5" draw:text-style-name="P2" xml:id="id6" draw:id="id6" draw:layer="layout" svg:x1="26.674cm" svg:y1="2.702cm" svg:x2="26.674cm" svg:y2="5.556cm" svg:d="M26674 2702v2854" svg:viewBox="0 0 1 2855">
          <text:p/>
        </draw:connector>
        <draw:frame draw:style-name="gr6" draw:text-style-name="P3" draw:layer="layout" svg:width="11.464cm" svg:height="1.806cm" svg:x="5.849cm" svg:y="1.2cm">
          <draw:text-box>
            <text:p>Token Distribution Network</text:p>
          </draw:text-box>
        </draw:frame>
        <draw:connector draw:style-name="gr7" draw:text-style-name="P2" draw:layer="layout" draw:line-skew="1.328cm" svg:x1="13.837cm" svg:y1="9.271cm" svg:x2="4.922cm" svg:y2="9.271cm" draw:start-shape="id1" draw:start-glue-point="2" draw:end-shape="id2" svg:d="M13837 9271v1829h-8915v-1829" svg:viewBox="0 0 8916 1830">
          <text:p/>
        </draw:connector>
        <draw:connector draw:style-name="gr7" draw:text-style-name="P2" draw:layer="layout" draw:line-skew="1.328cm" svg:x1="13.837cm" svg:y1="9.271cm" svg:x2="19.542cm" svg:y2="9.271cm" draw:start-shape="id1" draw:start-glue-point="2" draw:end-shape="id3" draw:end-glue-point="2" svg:d="M13837 9271v1829h5705v-1829" svg:viewBox="0 0 5706 1830">
          <text:p/>
        </draw:connector>
        <draw:connector draw:style-name="gr7" draw:text-style-name="P2" draw:layer="layout" draw:line-skew="1.328cm" svg:x1="19.542cm" svg:y1="9.271cm" svg:x2="26.673cm" svg:y2="9.271cm" draw:start-shape="id3" draw:start-glue-point="2" draw:end-shape="id4" draw:end-glue-point="2" svg:d="M19542 9271v1829h7131v-1829" svg:viewBox="0 0 7132 1830">
          <text:p/>
        </draw:connector>
        <draw:frame draw:style-name="gr8" draw:text-style-name="P3" draw:layer="layout" svg:width="4.079cm" svg:height="3.14cm" svg:x="12.7cm" svg:y="11.4cm">
          <draw:text-box>
            <text:p>Databus</text:p>
            <text:p/>
          </draw:text-box>
        </draw:frame>
        <draw:connector draw:style-name="gr5" draw:text-style-name="P2" xml:id="id5" draw:id="id5" draw:layer="layout" svg:x1="4.9cm" svg:y1="2.7cm" svg:x2="4.9cm" svg:y2="5.555cm" svg:d="M4900 2700v2855" svg:viewBox="0 0 1 2856">
          <text:p/>
        </draw:connector>
        <draw:connector draw:style-name="gr9" draw:text-style-name="P1" draw:layer="layout" svg:x1="4.9cm" svg:y1="2.7cm" svg:x2="26.674cm" svg:y2="2.702cm" draw:start-shape="id5" draw:start-glue-point="2" draw:end-shape="id6" draw:end-glue-point="2" svg:d="M4900 2700h10887v2h10887" svg:viewBox="0 0 21775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3:28:08.808000000</meta:creation-date>
    <meta:generator>LibreOffice/5.1.6.2$Windows_x86 LibreOffice_project/07ac168c60a517dba0f0d7bc7540f5afa45f0909</meta:generator>
    <dc:date>2017-02-25T20:31:37.547000000</dc:date>
    <meta:editing-duration>PT7M</meta:editing-duration>
    <meta:editing-cycles>6</meta:editing-cycles>
    <meta:document-statistic meta:object-count="15"/>
  </office:meta>
</office:document-meta>
</file>